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17.5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fo:language="fr" fo:country="FR"/>
    </style:style>
    <style:style style:name="P3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05e3b"/>
    </style:style>
    <style:style style:name="P4" style:family="paragraph" style:parent-style-name="Table_20_Contents" style:list-style-name="L1">
      <style:paragraph-properties fo:margin-top="0cm" fo:margin-bottom="0.499cm" loext:contextual-spacing="false"/>
      <style:text-properties fo:language="fr" fo:country="FR"/>
    </style:style>
    <style:style style:name="P5" style:family="paragraph" style:parent-style-name="Table_20_Contents" style:list-style-name="L2">
      <style:paragraph-properties fo:margin-top="0cm" fo:margin-bottom="0.499cm" loext:contextual-spacing="false"/>
      <style:text-properties fo:language="fr" fo:country="FR"/>
    </style:style>
    <style:style style:name="P6" style:family="paragraph" style:parent-style-name="Table_20_Contents">
      <style:paragraph-properties fo:margin-top="0cm" fo:margin-bottom="0.499cm" loext:contextual-spacing="false"/>
      <style:text-properties officeooo:paragraph-rsid="00058c67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05e3b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language="fr" fo:country="FR" fo:font-weight="normal" officeooo:rsid="00005e3b" style:font-weight-asian="normal" style:font-weight-complex="normal"/>
    </style:style>
    <style:style style:name="T5" style:family="text">
      <style:text-properties fo:language="fr" fo:country="FR" fo:font-weight="normal" officeooo:rsid="00058c67" style:font-weight-asian="normal" style:font-weight-complex="normal"/>
    </style:style>
    <style:style style:name="T6" style:family="text">
      <style:text-properties fo:language="fr" fo:country="FR" officeooo:rsid="0001197e"/>
    </style:style>
    <style:style style:name="T7" style:family="text">
      <style:text-properties fo:language="fr" fo:country="FR" officeooo:rsid="00027660"/>
    </style:style>
    <style:style style:name="T8" style:family="text">
      <style:text-properties fo:language="fr" fo:country="FR" officeooo:rsid="0003e6e3"/>
    </style:style>
    <style:style style:name="T9" style:family="text">
      <style:text-properties fo:language="fr" fo:country="FR" officeooo:rsid="00058c67"/>
    </style:style>
    <style:style style:name="T10" style:family="text">
      <style:text-properties officeooo:rsid="000262da"/>
    </style:style>
    <style:style style:name="T11" style:family="text">
      <style:text-properties officeooo:rsid="00058c6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Cas n° 2</text:span></text:span><text:span text:style-name="Strong_20_Emphasis"><text:span text:style-name="T3"> : </text:span></text:span><text:span text:style-name="Strong_20_Emphasis"><text:span text:style-name="T4">Enregistrer l’achat</text:span></text:span></text:p>
      <text:p text:style-name="Standard"><text:bookmark text:name="r-2111875"/><text:bookmark text:name="r-2111857"/><text:bookmark text:name="r-2111876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Strong_20_Emphasis"><text:span text:style-name="T1"/></text:span></text:p>
            <text:p text:style-name="P2"><text:bookmark text:name="r-2111854"/>Nom : Enregistrer un achat (package « <text:span text:style-name="T10">Commander</text:span> »)</text:p>
            <text:p text:style-name="P1"><text:bookmark text:name="r-2111855"/><text:span text:style-name="Strong_20_Emphasis"><text:span text:style-name="T1">Acteur(s) :</text:span></text:span><text:span text:style-name="T1"> </text:span><text:span text:style-name="T7">Client</text:span><text:span text:style-name="T1"><text:line-break/></text:span><text:span text:style-name="Strong_20_Emphasis"><text:span text:style-name="T1">Description :</text:span></text:span><text:span text:style-name="T1"> L’enregistrement d’un achat doit pouvoir être utilisé en ligne, par un client. L’enregistrement comprend les </text:span><text:span text:style-name="T2">plats</text:span><text:span text:style-name="T1"> demandés et le règlement de l’achat.<text:line-break/></text:span><text:span text:style-name="Strong_20_Emphasis"><text:span text:style-name="T1">Auteur :</text:span></text:span><text:span text:style-name="T1"> </text:span><text:span text:style-name="T2">Kirill PETROV</text:span><text:span text:style-name="T1"><text:line-break/></text:span><text:span text:style-name="Strong_20_Emphasis"><text:span text:style-name="T1">Date(s) :</text:span></text:span><text:span text:style-name="T1"> </text:span><text:span text:style-name="T8">13</text:span><text:span text:style-name="T2">/06</text:span><text:span text:style-name="T1">/</text:span><text:span text:style-name="T2">2020</text:span><text:span text:style-name="T1"> (</text:span><text:span text:style-name="T8">2ème</text:span><text:span text:style-name="T1"> rédaction)</text:span></text:p>
            <text:p text:style-name="P1"><text:bookmark text:name="r-2130207"/><text:span text:style-name="Strong_20_Emphasis"><text:span text:style-name="T1">Pré-conditions :</text:span></text:span><text:span text:style-name="T1"> L’utilisateur doit être authentifié en tant que client (Cas d’utilisation « S’authentifier » – package « Authentification »)<text:line-break/></text:span><text:span text:style-name="Strong_20_Emphasis"><text:span text:style-name="T1">Démarrage :</text:span></text:span><text:span text:style-name="T1"> L’utilisateur a demandé la page « Enregistrer des achats »</text:span><text:bookmark text:name="r-2111861"/><text:bookmark text:name="r-2111862"/></text:p>
          </table:table-cell>
        </table:table-row>
        <table:table-row>
          <table:table-cell table:style-name="Tableau1.A1" office:value-type="string">
            <text:p text:style-name="P1"><text:bookmark text:name="r-2111858"/><text:span text:style-name="Strong_20_Emphasis"><text:span text:style-name="T1">DESCRIPTION</text:span></text:span></text:p>
            <text:p text:style-name="P1"><text:bookmark text:name="r-2111859"/><text:span text:style-name="Strong_20_Emphasis"><text:span text:style-name="T1">Le scénario nominal</text:span></text:span></text:p>
            <text:p text:style-name="P1"><text:bookmark text:name="r-2111860"/><text:span text:style-name="T1">1. </text:span><text:span text:style-name="Strong_20_Emphasis"><text:span text:style-name="T1">Le système</text:span></text:span><text:span text:style-name="T1"> vérifie </text:span><text:span text:style-name="T9">que l’utilisateur est connecté</text:span><text:span text:style-name="T1"><text:line-break/></text:span><text:span text:style-name="T9">2</text:span><text:span text:style-name="T1">.</text:span><text:span text:style-name="Strong_20_Emphasis"><text:span text:style-name="T1"> Le système</text:span></text:span><text:span text:style-name="T1"> affiche des informations concernant le client<text:line-break/></text:span><text:span text:style-name="T9">3</text:span><text:span text:style-name="T1">. </text:span><text:span text:style-name="Strong_20_Emphasis"><text:span text:style-name="T1">Le système</text:span></text:span><text:span text:style-name="T1"> fait appel au cas d’utilisation interne « Constituer panier »<text:line-break/></text:span><text:span text:style-name="T9">4</text:span><text:span text:style-name="T1">. </text:span><text:span text:style-name="Strong_20_Emphasis"><text:span text:style-name="T1">Le système</text:span></text:span><text:span text:style-name="T1"> fait appel au cas d’utilisation interne « Saisir information pour livraison»<text:line-break/></text:span><text:span text:style-name="T9">5</text:span><text:span text:style-name="T1">. </text:span><text:span text:style-name="Strong_20_Emphasis"><text:span text:style-name="T1">Le système</text:span></text:span><text:span text:style-name="T1"> fait appel au cas d’utilisation interne « Enregistrer le règlement»<text:line-break/></text:span><text:span text:style-name="T9">6</text:span><text:span text:style-name="T1">. </text:span><text:span text:style-name="Strong_20_Emphasis"><text:span text:style-name="T1">Le système</text:span></text:span><text:span text:style-name="T1"> enregistre définitivement l’achat<text:line-break/></text:span><text:span text:style-name="T9">7</text:span><text:span text:style-name="T1">. </text:span><text:span text:style-name="Strong_20_Emphasis"><text:span text:style-name="T1">Le système</text:span></text:span><text:span text:style-name="T1"> affiche le récapitulatif de l’achat.</text:span><text:bookmark text:name="r-2111865"/><text:bookmark text:name="r-2111866"/></text:p>
          </table:table-cell>
        </table:table-row>
        <table:table-row>
          <table:table-cell table:style-name="Tableau1.A1" office:value-type="string">
            <text:p text:style-name="P6"><text:bookmark text:name="r-2111863"/><text:span text:style-name="Strong_20_Emphasis"><text:span text:style-name="T1">Les scénarios d’exception<text:line-break/><text:line-break/></text:span></text:span><text:span text:style-name="Strong_20_Emphasis"><text:span text:style-name="T5">1.a</text:span></text:span><text:span text:style-name="Strong_20_Emphasis"><text:span text:style-name="T9"> Le système </text:span></text:span><text:span text:style-name="Strong_20_Emphasis"><text:span text:style-name="T5">trouve pas l’utilisateur ou mot de passe <text:line-break/>Affiche message « Veillez saisir un bon utilisateur ou mot de passe »</text:span></text:span><text:span text:style-name="T1"><text:line-break/></text:span><text:span text:style-name="T9">5</text:span><text:span text:style-name="T1">.a L’enregistrement du règlement n’a pas réussi. <text:line-break/></text:span><text:span text:style-name="Strong_20_Emphasis"><text:span text:style-name="T1">Le système</text:span></text:span><text:span text:style-name="T1"> récapitule les informations dans un message qui est envoyé au département commercial. (Arrêt du cas d’utilisation)<text:line-break/></text:span><text:span text:style-name="T9">6</text:span><text:span text:style-name="T1">.a L’enregistrement définitif de l’achat n’a pas réussi. <text:line-break/>Le système récapitule les informations dans un message qui est envoyé au département commercial. (Arrêt du cas d’utilisation)</text:span><text:bookmark text:name="r-2111868"/><text:bookmark text:name="r-2111867"/></text:p>
          </table:table-cell>
        </table:table-row>
        <table:table-row>
          <table:table-cell table:style-name="Tableau1.A1" office:value-type="string">
            <text:p text:style-name="P1"><text:bookmark text:name="r-2111893"/><text:span text:style-name="Strong_20_Emphasis"><text:span text:style-name="T1">Fin :</text:span></text:span></text:p>
            <text:list xml:id="list2812751608" text:style-name="L1">
              <text:list-item>
                <text:p text:style-name="P4"><text:bookmark text:name="r-2111894"/><text:bookmark text:name="r-2111895"/><text:bookmark text:name="r-2111898"/>Scénario nominal : sur décision de l’utilisateur, après le point <text:span text:style-name="T11">7</text:span> (affichage du récapitulatif de l’achat)</text:p>
              </text:list-item>
              <text:list-item>
                <text:p text:style-name="P4"><text:bookmark text:name="r-2111896"/><text:bookmark text:name="r-2111897"/>Scénario d’exception : après le point <text:span text:style-name="T11">5</text:span> ou <text:span text:style-name="T11">6</text:span>, si l’enregistrement du règlement ou de l’achat définitif ne réussit pas.<text:bookmark text:name="r-2111869"/><text:bookmark text:name="r-2111870"/></text:p>
              </text:list-item>
            </text:list>
          </table:table-cell>
        </table:table-row>
        <text:soft-page-break/>
        <table:table-row>
          <table:table-cell table:style-name="Tableau1.A1" office:value-type="string">
            <text:p text:style-name="P1"><text:bookmark text:name="r-2111899"/><text:span text:style-name="Strong_20_Emphasis"><text:span text:style-name="T1">Post-conditions :</text:span></text:span></text:p>
            <text:list xml:id="list1572726256" text:style-name="L2">
              <text:list-item>
                <text:p text:style-name="P5"><text:bookmark text:name="r-2157913"/><text:bookmark text:name="r-2111900"/><text:bookmark text:name="r-2111903"/>Scénario nominal : l’achat et son règlement ont été enregistrés en base de données.</text:p>
              </text:list-item>
              <text:list-item>
                <text:p text:style-name="P5"><text:bookmark text:name="r-2111901"/><text:bookmark text:name="r-2111902"/>Scénario d’exception : l’achat a été récapitulé dans un message et a été envoyé au service commercial de l’entreprise.<text:bookmark text:name="r-2111871"/><text:bookmark text:name="r-2111872"/></text:p>
              </text:list-item>
            </text:list>
          </table:table-cell>
        </table:table-row>
        <table:table-row>
          <table:table-cell table:style-name="Tableau1.A1" office:value-type="string">
            <text:p text:style-name="P1"><text:bookmark text:name="r-2111908"/><text:span text:style-name="Strong_20_Emphasis"><text:span text:style-name="T1">COMPLEMENTS</text:span></text:span></text:p>
            <text:p text:style-name="P1"><text:bookmark text:name="r-2111909"/><text:span text:style-name="Strong_20_Emphasis"><text:span text:style-name="T1">Ergonomie </text:span></text:span></text:p>
            <text:p text:style-name="P2"><text:bookmark text:name="r-2111910"/>L’enregistrement d’un achat doit pouvoir se faire avec un maximum de 3 pages. Les éventuels messages aux utilisateurs doivent être fournis à l’aide de fenêtres pop-up.<text:bookmark text:name="r-2111873"/><text:bookmark text:name="r-2111874"/></text:p>
          </table:table-cell>
        </table:table-row>
        <table:table-row>
          <table:table-cell table:style-name="Tableau1.A1" office:value-type="string">
            <text:p text:style-name="P1"><text:bookmark text:name="r-2111911"/><text:span text:style-name="Strong_20_Emphasis"><text:span text:style-name="T1">Problèmes résolus </text:span></text:span></text:p>
            <text:p text:style-name="P1"><text:bookmark text:name="r-2111912"/><text:span text:style-name="T1">Nous avons décrit le cas où un utilisateur est soit un </text:span><text:span text:style-name="T6">gérant</text:span><text:span text:style-name="T1">, soit un client connu (indiqué par la pré-condition). Est-ce bien ainsi que cela devra fonctionner ? Serait-il envisageable de dérouler l’ensemble des actions lié à la constitution du panier avant de s’enregistrer comme client ?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6-13T17:11:47.127000000</dc:date>
    <meta:editing-duration>PT7M25S</meta:editing-duration>
    <meta:editing-cycles>8</meta:editing-cycles>
    <meta:document-statistic meta:table-count="1" meta:image-count="0" meta:object-count="0" meta:page-count="2" meta:paragraph-count="19" meta:word-count="388" meta:character-count="2489" meta:non-whitespace-character-count="2117"/>
  </office:meta>
</office:document-meta>
</file>